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imathoptions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paragraph-rsid="000aca41"/>
    </style:style>
    <style:style style:name="P2" style:family="paragraph" style:parent-style-name="Text_20_body" style:master-page-name="">
      <loext:graphic-properties draw:fill-gradient-name="gradient" draw:fill-hatch-name="hatch"/>
      <style:paragraph-properties fo:hyphenation-ladder-count="no-limit" style:page-number="auto"/>
      <style:text-properties officeooo:paragraph-rsid="000acc34" fo:hyphenate="true" fo:hyphenation-remain-char-count="2" fo:hyphenation-push-char-count="2" loext:hyphenation-no-caps="false" loext:hyphenation-no-last-word="true"/>
    </style:style>
    <style:style style:name="T1" style:family="text">
      <style:text-properties fo:language="en" fo:country="US" style:language-complex="ar" style:country-complex="SA"/>
    </style:style>
    <style:style style:name="T2" style:family="text">
      <style:text-properties fo:language="en" fo:country="US" officeooo:rsid="1d851e57" style:language-complex="ar" style:country-complex="SA"/>
    </style:style>
    <style:style style:name="T3" style:family="text">
      <style:text-properties fo:language="en" fo:country="US" officeooo:rsid="1d92b9de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H</text:span><text:span text:style-name="T1">yphenate last word</text:span></text:h>
      <text:p text:style-name="P1"><text:span text:style-name="T2">The Earth is no different to any other celestial body out there in </text:span><text:alphabetical-index-mark-start text:id="IMark94279623002280"/><text:alphabetical-index-mark-start text:id="IMark94279626099336"/><text:alphabetical-index-mark-start text:id="IMark94279618289592"/><text:alphabetical-index-mark-start text:id="IMark94279611039048"/><text:span text:style-name="T2">space</text:span><text:alphabetical-index-mark-end text:id="IMark94279611039048"/><text:alphabetical-index-mark-end text:id="IMark94279618289592"/><text:alphabetical-index-mark-end text:id="IMark94279626099336"/><text:alphabetical-index-mark-end text:id="IMark94279623002280"/><text:span text:style-name="T2">. It merely moves along in </text:span><text:alphabetical-index-mark-start text:id="IMark94279611039240"/><text:alphabetical-index-mark-start text:id="IMark94279623991176"/><text:alphabetical-index-mark-start text:id="IMark94279618919496"/><text:alphabetical-index-mark-start text:id="IMark94279623784728"/><text:span text:style-name="T2">space</text:span><text:alphabetical-index-mark-end text:id="IMark94279623784728"/><text:alphabetical-index-mark-end text:id="IMark94279618919496"/><text:alphabetical-index-mark-end text:id="IMark94279623991176"/><text:alphabetical-index-mark-end text:id="IMark94279611039240"/><text:span text:style-name="T2"> inertially. </text:span><text:span text:style-name="T3">Ev</text:span><text:span text:style-name="T2">en just one inch </text:span><text:span text:style-name="T3">above the </text:span><text:span text:style-name="T2">surface </text:span><text:span text:style-name="T3">of the Earth </text:span><text:span text:style-name="T2">is </text:span><text:alphabetical-index-mark-start text:id="IMark94279611313304"/><text:alphabetical-index-mark-start text:id="IMark94279619555960"/><text:alphabetical-index-mark-start text:id="IMark94279624935432"/><text:alphabetical-index-mark-start text:id="IMark94279619270680"/><text:span text:style-name="T2">space</text:span><text:alphabetical-index-mark-end text:id="IMark94279619270680"/><text:alphabetical-index-mark-end text:id="IMark94279624935432"/><text:alphabetical-index-mark-end text:id="IMark94279619555960"/><text:alphabetical-index-mark-end text:id="IMark94279611313304"/><text:span text:style-name="T2">, except that it has an atmosphere.</text:span></text:p>
      <text:h text:style-name="Heading_20_1" text:outline-level="1"><text:span text:style-name="T2">D</text:span><text:span text:style-name="T1">on’t hyphenate last word</text:span></text:h>
      <text:p text:style-name="P2"><text:span text:style-name="T2">The Earth is no different to any other celestial body out there in </text:span><text:alphabetical-index-mark-start text:id="IMark94279624780760"/><text:alphabetical-index-mark-start text:id="IMark94279619189592"/><text:alphabetical-index-mark-start text:id="IMark94279621967576"/><text:alphabetical-index-mark-start text:id="IMark94279618931688"/><text:span text:style-name="T2">space</text:span><text:alphabetical-index-mark-end text:id="IMark94279618931688"/><text:alphabetical-index-mark-end text:id="IMark94279621967576"/><text:alphabetical-index-mark-end text:id="IMark94279619189592"/><text:alphabetical-index-mark-end text:id="IMark94279624780760"/><text:span text:style-name="T2">. It merely moves along in </text:span><text:alphabetical-index-mark-start text:id="IMark94279613246904"/><text:alphabetical-index-mark-start text:id="IMark94279622246648"/><text:alphabetical-index-mark-start text:id="IMark94279617487544"/><text:alphabetical-index-mark-start text:id="IMark94279613507544"/><text:span text:style-name="T2">space</text:span><text:alphabetical-index-mark-end text:id="IMark94279613507544"/><text:alphabetical-index-mark-end text:id="IMark94279617487544"/><text:alphabetical-index-mark-end text:id="IMark94279622246648"/><text:alphabetical-index-mark-end text:id="IMark94279613246904"/><text:span text:style-name="T2"> inertially. </text:span><text:span text:style-name="T3">Ev</text:span><text:span text:style-name="T2">en just one inch </text:span><text:span text:style-name="T3">above the </text:span><text:span text:style-name="T2">surface </text:span><text:span text:style-name="T3">of the Earth </text:span><text:span text:style-name="T2">is </text:span><text:alphabetical-index-mark-start text:id="IMark94279624833512"/><text:alphabetical-index-mark-start text:id="IMark94279617333000"/><text:alphabetical-index-mark-start text:id="IMark94279624832216"/><text:alphabetical-index-mark-start text:id="IMark94279615003528"/><text:span text:style-name="T2">space</text:span><text:alphabetical-index-mark-end text:id="IMark94279615003528"/><text:alphabetical-index-mark-end text:id="IMark94279624832216"/><text:alphabetical-index-mark-end text:id="IMark94279617333000"/><text:alphabetical-index-mark-end text:id="IMark94279624833512"/><text:span text:style-name="T2">, except that it has an atmospher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style:page-number="auto"/>
      <style:text-properties fo:hyphenate="true" fo:hyphenation-remain-char-count="2" fo:hyphenation-push-char-count="2" loext:hyphenation-no-caps="false" loext:hyphenation-no-last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46">
      <number:number number:decimal-places="9" number:min-decimal-places="9" number:min-integer-digits="1"/>
    </number:number-style>
    <number:number-style style:name="N145">
      <number:number number:decimal-places="10" number:min-decimal-places="10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0122" number:language="en" number:country="US">
      <number:number number:decimal-places="3" number:min-decimal-places="3" number:min-integer-digits="1" number:grouping="true"/>
    </number:number-style>
    <number:number-style style:name="N10121" number:language="en" number:country="US">
      <number:number number:decimal-places="4" number:min-decimal-places="4" number:min-integer-digits="1" number:grouping="true"/>
    </number:number-style>
  </office:styles>
  <office:automatic-styles>
    <style:page-layout style:name="Mpm1">
      <style:page-layout-properties fo:page-width="20.814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07:51:40.751000000</meta:creation-date>
    <dc:date>2022-05-26T08:35:58.780618611</dc:date>
    <meta:editing-duration>PT3M18S</meta:editing-duration>
    <meta:editing-cycles>2</meta:editing-cycles>
    <meta:generator>LibreOfficeDev/7.4.0.0.alpha1$Linux_X86_64 LibreOffice_project/c993a72ace5c82c5b84c4d0138efe75e4b693ef1</meta:generator>
    <meta:document-statistic meta:table-count="0" meta:image-count="0" meta:object-count="0" meta:page-count="1" meta:paragraph-count="4" meta:word-count="85" meta:character-count="464" meta:non-whitespace-character-count="383"/>
  </office:meta>
</office:document-meta>
</file>